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 style:list-style-name="L2">
      <style:text-properties fo:language="en" fo:country="US"/>
    </style:style>
    <style:style style:name="P3" style:family="paragraph" style:parent-style-name="Standard" style:list-style-name="L3">
      <style:text-properties fo:language="en" fo:country="US"/>
    </style:style>
    <style:style style:name="P4" style:family="paragraph" style:parent-style-name="Header">
      <style:text-properties fo:font-size="10pt" fo:language="en" fo:country="US" style:font-size-asian="10pt" style:font-size-complex="10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BETAN TRANSLATOR SPECIFICATION</text:p>
      <text:p text:style-name="P1"/>
      <text:p text:style-name="P1">The overall goal is to translate word-to-word tibetan from texts in english. It is not aimed at dealing with phrase translation which involves grammar, phrase construction and so on.</text:p>
      <text:p text:style-name="P1"/>
      <text:p text:style-name="P1">Tibetan word will be inputted as U-Chan (or U-me later on) characters.</text:p>
      <text:p text:style-name="P1"/>
      <text:p text:style-name="P1">Definitions</text:p>
      <text:p text:style-name="P1"/>
      <text:p text:style-name="P1">A) a word is made of syllables separated by a separator (tshag)</text:p>
      <text:p text:style-name="P1"/>
      <text:p text:style-name="P1">B) a syllable is made of one or more letters attached together.</text:p>
      <text:p text:style-name="P1">Case of syllable :<text:tab/></text:p>
      <text:list xml:id="list998369545" text:style-name="L2">
        <text:list-item>
          <text:list>
            <text:list-item>
              <text:list>
                <text:list-item>
                  <text:p text:style-name="P2">a letter</text:p>
                </text:list-item>
                <text:list-item>
                  <text:p text:style-name="P2">a prefix and a letter</text:p>
                </text:list-item>
                <text:list-item>
                  <text:p text:style-name="P2">a letter and a suffix</text:p>
                </text:list-item>
                <text:list-item>
                  <text:p text:style-name="P2">a letter and a suffix and a post-suffix</text:p>
                </text:list-item>
                <text:list-item>
                  <text:p text:style-name="P2">a prefix and a letter and a suffix</text:p>
                </text:list-item>
                <text:list-item>
                  <text:p text:style-name="P2">a prefix and a letter and a suffix and a post-suffix</text:p>
                  <text:p text:style-name="P2"/>
                </text:list-item>
              </text:list>
            </text:list-item>
          </text:list>
        </text:list-item>
      </text:list>
      <text:p text:style-name="P1">C) a letter can be single or combined with vowel, subscribed or superscripted letter</text:p>
      <text:p text:style-name="P1">Case of letter :</text:p>
      <text:list xml:id="list1627104501" text:style-name="L3">
        <text:list-item>
          <text:list>
            <text:list-item>
              <text:list>
                <text:list-item>
                  <text:p text:style-name="P3">a letter</text:p>
                </text:list-item>
                <text:list-item>
                  <text:p text:style-name="P3">a letter and a vowel</text:p>
                </text:list-item>
                <text:list-item>
                  <text:p text:style-name="P3">a letter and a subjoined letter</text:p>
                </text:list-item>
                <text:list-item>
                  <text:p text:style-name="P3">a letter and a superscripted letter</text:p>
                </text:list-item>
                <text:list-item>
                  <text:p text:style-name="P3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language="en" fo:country="US" style:font-size-asian="10pt" style:font-size-complex="10pt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ibetan Translator Specification<text:tab/><text:tab/>Version 0.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ques mahnich</meta:initial-creator>
    <meta:creation-date>2014-01-09T20:10:41</meta:creation-date>
    <dc:date>2014-01-09T20:35:26</dc:date>
    <dc:creator>jacques mahnich</dc:creator>
    <meta:editing-duration>PT9M35S</meta:editing-duration>
    <meta:editing-cycles>1</meta:editing-cycles>
    <meta:document-statistic meta:table-count="0" meta:image-count="0" meta:object-count="0" meta:page-count="1" meta:paragraph-count="20" meta:word-count="164" meta:character-count="605" meta:non-whitespace-character-count="738"/>
    <meta:generator>LibreOffice/3.5$Linux_X86_64 LibreOffice_project/350m1$Build-2</meta:generator>
  </office:meta>
</office:document-meta>
</file>